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ActionListenerMapper.applyMetadata( FaceletContext ctx ,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rtActionListenerMapper.SortActionListenerMapper( Tag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ActionSourceRule.applyRule( String name , TagAttribute attribute , MetadataTarget metadata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